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5.9547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5" style:family="table-cell" style:parent-style-name="Default"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Sans"/>
    </style:style>
    <style:style style:name="ce6" style:family="table-cell" style:parent-style-name="Default">
      <style:table-cell-properties fo:wrap-option="wrap"/>
      <style:text-properties style:font-name="FreeSans"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style:font-name="FreeSans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2"/>
        <table:table-column table:style-name="co2" table:default-cell-style-name="ce13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2" table:number-columns-repeated="3" table:default-cell-style-name="ce2"/>
        <table:table-column table:style-name="co5" table:default-cell-style-name="ce2"/>
        <table:table-column table:style-name="co2" table:number-columns-repeated="16372" table:default-cell-style-name="ce2"/>
        <table:table-row table:style-name="ro1">
          <table:table-cell table:style-name="ce1" office:value-type="string" calcext:value-type="string">
            <text:p>US #</text:p>
          </table:table-cell>
          <table:table-cell table:style-name="ce5" office:value-type="string" calcext:value-type="string">
            <text:p>Create Date</text:p>
          </table:table-cell>
          <table:table-cell table:style-name="ce5" office:value-type="string" calcext:value-type="string">
            <text:p>Project</text:p>
          </table:table-cell>
          <table:table-cell table:style-name="ce12" office:value-type="string" calcext:value-type="string">
            <text:p>Priority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Assigned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string" calcext:value-type="string">
            <text:p>Deployed</text:p>
          </table:table-cell>
          <table:table-cell table:style-name="ce5" office:value-type="string" calcext:value-type="string">
            <text:p>Dependencies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Setup gitignore</text:p>
          </table:table-cell>
          <table:table-cell office:value-type="string" calcext:value-type="string">
            <text:p>Ensure we are not tracking files that are not part of the project, such as compile results, etc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a dev branch and begin using it.</text:p>
          </table:table-cell>
          <table:table-cell table:style-name="ce2" office:value-type="string" calcext:value-type="string">
            <text:p>Make a dev branch and begin using it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mobile first</text:p>
          </table:table-cell>
          <table:table-cell office:value-type="string" calcext:value-type="string">
            <text:p>Do whatever is necessary to make the site responsive and display correctly on a phon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reate API</text:p>
          </table:table-cell>
          <table:table-cell office:value-type="string" calcext:value-type="string">
            <text:p>Create a base API project, with security in plac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an API call </text:p>
          </table:table-cell>
          <table:table-cell office:value-type="string" calcext:value-type="string">
            <text:p>Make an API call from the UI and display the results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eated a branch to hold the code at this state as a template for future web/api systems that require auth with access token.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Postgres in a container</text:p>
          </table:table-cell>
          <table:table-cell office:value-type="string" calcext:value-type="string">
            <text:p>Get postgres going in a Docker container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2"/>
          <table:table-cell office:value-type="string" calcext:value-type="string">
            <text:p>Switched from Podman to Docker to reduce effort.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d TypeORM and TSOA to the API</text:p>
          </table:table-cell>
          <table:table-cell office:value-type="string" calcext:value-type="string">
            <text:p>Setup TypeORM and TSOA, and create one entity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d Tanstack Query </text:p>
          </table:table-cell>
          <table:table-cell office:value-type="string" calcext:value-type="string">
            <text:p>Introduce Tanstack Query to the project for data query and caching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irplane selection</text:p>
          </table:table-cell>
          <table:table-cell office:value-type="string" calcext:value-type="string">
            <text:p>Add a dropdown near the top of the page to allow the user to select an aircraft. <text:s/>If no aircraft are available, show a message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aircraft</text:p>
          </table:table-cell>
          <table:table-cell office:value-type="string" calcext:value-type="string">
            <text:p>Add a button near the airplane dropdown to add a new aircraft. <text:s/>Open a dialog and allow the user to enter tail number and description. 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ssign users to aircraft</text:p>
          </table:table-cell>
          <table:table-cell office:value-type="string" calcext:value-type="string">
            <text:p>If the current user is an administrator on the selected aircraft, they should be able to add other users to the aircraft, so they can use it’s log entries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string" calcext:value-type="string">
            <text:p>9, 3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aircraft CRUD to API</text:p>
          </table:table-cell>
          <table:table-cell office:value-type="string" calcext:value-type="string">
            <text:p>Add endpoints to the API to allow CRUD operations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string" calcext:value-type="string">
            <text:p>3, 11</text:p>
          </table:table-cell>
          <table:table-cell table:number-columns-repeated="1637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user CRUD</text:p>
          </table:table-cell>
          <table:table-cell office:value-type="string" calcext:value-type="string">
            <text:p>Add endpoints to the API to allow CRUD on users. <text:s/>It should pass appropriate calls to Auth0 if possible. <text:s/>May need to track additional data in the database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logging</text:p>
          </table:table-cell>
          <table:table-cell office:value-type="string" calcext:value-type="string">
            <text:p>Add a logging system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Update favicon</text:p>
          </table:table-cell>
          <table:table-cell office:value-type="string" calcext:value-type="string">
            <text:p>Create an icon from the logo and make it the favicon.ico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/03/23</text:p>
          </table:table-cell>
          <table:table-cell office:value-type="string" calcext:value-type="string">
            <text:p>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Setup environment variables and secrets</text:p>
          </table:table-cell>
          <table:table-cell office:value-type="string" calcext:value-type="string">
            <text:p>Create configuration and environment variable system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Delete the main branch</text:p>
          </table:table-cell>
          <table:table-cell office:value-type="string" calcext:value-type="string">
            <text:p>Delete the main branch from GitHub to reduce confusion, since I’m using master as defualt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5_1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Package site as mobile icon</text:p>
          </table:table-cell>
          <table:table-cell office:value-type="string" calcext:value-type="string">
            <text:p>Figure out how to make the application look like a native app on mobile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5_2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,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Update README.md files</text:p>
          </table:table-cell>
          <table:table-cell table:style-name="ce2" office:value-type="string" calcext:value-type="string">
            <text:p>Update README.md files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 table:number-rows-repeated="1048555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A1:Sheet1.L18">
          <table:sort>
            <table:sort-by table:field-number="8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20:57:33.822599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19:14.117263584</meta:creation-date>
    <dc:date>2025-03-26T20:57:56.760507586</dc:date>
    <meta:editing-duration>PT8H59M34S</meta:editing-duration>
    <meta:editing-cycles>26</meta:editing-cycles>
    <meta:generator>LibreOffice/24.8.5.2$Linux_X86_64 LibreOffice_project/27b361b745d0ea8f99bc93dfcb7a39098dfa5fff</meta:generator>
    <meta:document-statistic meta:table-count="1" meta:cell-count="177" meta:object-count="0"/>
  </office:meta>
</office:document-meta>
</file>